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0.194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objeto de impuesto.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í objeto de impuesto.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í objeto del impuesto y no obligado al desglose.</text:p>
          </table:table-cell>
          <table:table-cell office:value-type="string" calcext:value-type="string">
            <text:p>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4:43:39.093496046</meta:creation-date>
    <dc:date>2024-06-27T09:43:58.773679638</dc:date>
    <meta:editing-duration>PT1M41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